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rial" svg:font-family="Arial" style:font-family-generic="roman"/>
    <style:font-face style:name="FreeSans" svg:font-family="FreeSan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sumo">
      <style:text-properties officeooo:paragraph-rsid="000a42f9"/>
    </style:style>
    <style:style style:name="P2" style:family="paragraph" style:parent-style-name="SBC_3a_caption" style:master-page-name="">
      <style:paragraph-properties style:page-number="auto"/>
    </style:style>
    <style:style style:name="P3" style:family="paragraph" style:parent-style-name="SBC_3a_paragraph">
      <style:text-properties officeooo:paragraph-rsid="00127488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font-weight="bold" officeooo:rsid="00185a7d" officeooo:paragraph-rsid="00185a7d" style:font-weight-asian="bold" style:font-weight-complex="bold"/>
    </style:style>
    <style:style style:name="P5" style:family="paragraph" style:parent-style-name="SBC_3a_email">
      <style:text-properties officeooo:rsid="0009a8ab" officeooo:paragraph-rsid="0009a8ab"/>
    </style:style>
    <style:style style:name="P6" style:family="paragraph" style:parent-style-name="SBC_3a_paragraph_3a_first">
      <style:text-properties officeooo:rsid="000a42f9" officeooo:paragraph-rsid="000a42f9"/>
    </style:style>
    <style:style style:name="P7" style:family="paragraph" style:parent-style-name="SBC_3a_paragraph_3a_first">
      <style:text-properties officeooo:rsid="00127488" officeooo:paragraph-rsid="00127488"/>
    </style:style>
    <style:style style:name="P8" style:family="paragraph" style:parent-style-name="SBC_3a_paragraph_3a_first">
      <style:text-properties officeooo:rsid="00185a7d" officeooo:paragraph-rsid="00185a7d"/>
    </style:style>
    <style:style style:name="P9" style:family="paragraph" style:parent-style-name="SBC_3a_reference">
      <style:text-properties officeooo:rsid="001bb445" officeooo:paragraph-rsid="001bb445"/>
    </style:style>
    <style:style style:name="P10" style:family="paragraph" style:parent-style-name="SBC_3a_paragraph">
      <style:text-properties officeooo:rsid="00112ec3" officeooo:paragraph-rsid="00112ec3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fo:font-weight="bold" officeooo:rsid="00185a7d" officeooo:paragraph-rsid="00185a7d" style:font-weight-asian="bold" style:font-weight-complex="bold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fo:font-weight="bold" officeooo:rsid="001bb445" officeooo:paragraph-rsid="001bb445" style:font-weight-asian="bold" style:font-weight-complex="bold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fo:font-weight="normal" officeooo:rsid="001bb445" officeooo:paragraph-rsid="001bb445" style:font-weight-asian="normal" style:font-weight-complex="normal"/>
    </style:style>
    <style:style style:name="P14" style:family="paragraph" style:parent-style-name="SBC_3a_title" style:master-page-name="Standard">
      <style:paragraph-properties style:page-number="auto"/>
    </style:style>
    <style:style style:name="P15" style:family="paragraph" style:parent-style-name="SBC_3a_title_3a_1">
      <style:text-properties officeooo:rsid="000a42f9" officeooo:paragraph-rsid="000a42f9"/>
    </style:style>
    <style:style style:name="P16" style:family="paragraph" style:parent-style-name="SBC_3a_title_3a_1">
      <style:text-properties officeooo:rsid="000e989a" officeooo:paragraph-rsid="000e989a"/>
    </style:style>
    <style:style style:name="P17" style:family="paragraph" style:parent-style-name="SBC_3a_title_3a_1">
      <style:text-properties officeooo:rsid="00127488" officeooo:paragraph-rsid="00127488"/>
    </style:style>
    <style:style style:name="P18" style:family="paragraph" style:parent-style-name="SBC_3a_title_3a_1">
      <style:text-properties officeooo:rsid="0017950f" officeooo:paragraph-rsid="0017950f"/>
    </style:style>
    <style:style style:name="P19" style:family="paragraph" style:parent-style-name="SBC_3a_paragraph_3a_first">
      <style:text-properties officeooo:rsid="000e989a" officeooo:paragraph-rsid="000e989a"/>
    </style:style>
    <style:style style:name="P20" style:family="paragraph" style:parent-style-name="SBC_3a_paragraph_3a_first">
      <style:text-properties officeooo:rsid="00127488" officeooo:paragraph-rsid="00127488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77c6"/>
    </style:style>
    <style:style style:name="T4" style:family="text">
      <style:text-properties officeooo:rsid="0008492b"/>
    </style:style>
    <style:style style:name="T5" style:family="text">
      <style:text-properties officeooo:rsid="0009a8ab"/>
    </style:style>
    <style:style style:name="T6" style:family="text">
      <style:text-properties officeooo:rsid="000a42f9"/>
    </style:style>
    <style:style style:name="T7" style:family="text">
      <style:text-properties officeooo:rsid="000aecf9"/>
    </style:style>
    <style:style style:name="T8" style:family="text">
      <style:text-properties officeooo:rsid="000db974"/>
    </style:style>
    <style:style style:name="T9" style:family="text">
      <style:text-properties officeooo:rsid="000fb03a"/>
    </style:style>
    <style:style style:name="T10" style:family="text">
      <style:text-properties officeooo:rsid="0015b40d"/>
    </style:style>
    <style:style style:name="T11" style:family="text">
      <style:text-properties officeooo:rsid="00185a7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e1df" style:font-weight-asian="normal" style:font-weight-complex="normal"/>
    </style:style>
    <style:style style:name="T14" style:family="text">
      <style:text-properties fo:font-weight="normal" officeooo:rsid="002645ce" style:font-weight-asian="normal" style:font-weight-complex="normal"/>
    </style:style>
    <style:style style:name="T15" style:family="text">
      <style:text-properties fo:font-weight="normal" officeooo:rsid="0020866d" style:font-weight-asian="normal" style:font-weight-complex="normal"/>
    </style:style>
    <style:style style:name="T16" style:family="text">
      <style:text-properties fo:font-weight="normal" officeooo:rsid="0021a7da" style:font-weight-asian="normal" style:font-weight-complex="normal"/>
    </style:style>
    <style:style style:name="T17" style:family="text">
      <style:text-properties fo:font-weight="normal" officeooo:rsid="001bb445" style:font-weight-asian="normal" style:font-weight-complex="normal"/>
    </style:style>
    <style:style style:name="T18" style:family="text">
      <style:text-properties officeooo:rsid="001bb445"/>
    </style:style>
    <style:style style:name="T19" style:family="text">
      <style:text-properties officeooo:rsid="001ee1df"/>
    </style:style>
    <style:style style:name="T20" style:family="text">
      <style:text-properties officeooo:rsid="0027c743"/>
    </style:style>
    <style:style style:name="fr1" style:family="graphic" style:parent-style-name="Graphics">
      <style:graphic-properties style:vertical-pos="top" style:vertical-rel="baselin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Trabalho Prático I – Busca no Pacman</text:span><text:note text:id="ftn1" text:note-class="footnote"><text:note-citation text:label="*">*</text:note-citation><text:note-body><text:p text:style-name="SBC_3a_footnote">Adaptação para OpenOffice.org 1.1 feita por Roland Teodorowitsch (roland@ulbra.tche.br) em 29 mar. 2005.</text:p></text:note-body></text:note></text:p>
      <text:p text:style-name="SBC_3a_author_28_s_29_"><text:span text:style-name="T4">Diego Ascânio Santos</text:span><text:span text:style-name="T1">1</text:span></text:p>
      <text:p text:style-name="SBC_3a_institution"><text:span text:style-name="T1">1</text:span><text:span text:style-name="T4">Departamento de Computação</text:span> – <text:span text:style-name="T5">Centro</text:span> Federal d<text:span text:style-name="T5">e</text:span> <text:span text:style-name="T5">Educação Tecnológica de Minas Gerais</text:span> (<text:span text:style-name="T5">CEFET-MG</text:span>)</text:p>
      <text:p text:style-name="SBC_3a_address">Av. Amazonas, 7675 - Nova Gameleira, Belo Horizonte - MG, 30510-000 – Brazil</text:p>
      <text:p text:style-name="P5">dascaniosantos@gmail.com</text:p>
      <text:p text:style-name="SBC_3a_abstract"><text:span text:style-name="T2">Abstract.</text:span> <text:span text:style-name="T6">At this schoolwork, the Pacman agent needs to find paths in the maze, to reach a goal or to pick food efficientily. The schoolwork's goal is to program search algorithms to apply them at Pacman's scenario.</text:span></text:p>
      <text:p text:style-name="P1"><text:span text:style-name="T2">Resumo.</text:span> <text:span text:style-name="T6">Neste trabalho, o agente Pacman tem que encontrar caminhos no labirinto, tanto para chegar a um destino quanto para coletar comida eficientemente. O objetivo do trabalho será programar algoritmos de busca e aplicá-los ao cenário do Pacman.</text:span></text:p>
      <text:h text:style-name="P15" text:outline-level="1">Introdução</text:h>
      <text:p text:style-name="P6">O <text:span text:style-name="T8">P</text:span>acman é um <text:span text:style-name="T9">personagem e</text:span> jogo desevenvolvido pela Namco lançado em 1980 que consiste em um personagem amarelo explorando um labirinto em busca de comida (pontos brancos na tela) e lutando pela sobrevivência, fugindo de fantasmas existentes no mapa. <text:span text:style-name="T7">O jogo é tido como um dos mais populares de todos os tempos na história dos videogames e por isso, a sua importância ultrapassou os limites dos consoles daquele tempo e persiste até os dias atuais, onde o jogo virou tema para desenhos animados, brinquedos, bugigangas, e até trabalhos de inteligência artificial! O jogo foi utilizado no desenvolvimento de um projeto didáticos para o curso introdutório de inteligência artificial da universidade de Berkley, com a finalidade de ensinar os conceitos básicos da disciplina. Baseado nesse projeto, escrito em linguagem Python, encontram-se os códigos dos algoritmos de busca desenvolvidos neste trabalho para solucionar o problema de encontrar comida(s) nos labirintos do jogo.</text:span></text:p>
      <text:h text:style-name="P16" text:outline-level="1">Algoritmos de Busca</text:h>
      <text:p text:style-name="P19">Um algoritmo de busca é um “Algoritmo que toma um problema como entrada e retorna a solução para o problema, geralmente após resolver um número possível de soluções.”(1). Essa definição descreve perfeitamente os tipos de algoritmo desenvolvidos para resolver o problema deste trabalho, que consiste em: Dado um labirinto do jogo Pacman, contendo um ou mais pratos de comida, encontrar o (os) caminho (s) que levem o nosso gracioso personagem de encontro a ele(s).</text:p>
      <text:p text:style-name="P10"><text:soft-page-break/>O labirinto do jogo deve ser mapeado para uma estrutura de dados grafo, pois os algoritmos de busca desenvolvidos neste trabalho (DFS, BFS, UCS e A*) são feitos para trabalhar com esta estrutura.</text:p>
      <text:h text:style-name="P17" text:outline-level="1">Desenvolvimento do trabalho</text:h>
      <text:p text:style-name="P7">O trabalho foi desenvolvido na linguagem Python utilizando o editor de textos vim para a construção dos códigos. Os códigos foram desenvolvidos à partir dos exemplos vistos em sala de aula e de pseudocódigos do livro de algoritmos do Cormen – Algoritmos: Teoria e Prática 2ª Edição – procurando mantê-los o mais parecido possível com seu pseudocódigo, para facilitar a legibilidade e manter a simplicidade do algoritmo, com isso seguindo as boas práticas e recomendações da linguagem Python.</text:p>
      <text:h text:style-name="P17" text:outline-level="1">Execução do trabalho</text:h>
      <text:p text:style-name="P7">A execução do trabalho ocorreu sempre pela linha de comando, executando-se os passos <text:s/>listados no roteiro do trabalho para a execução de cada uma das soluções(2)</text:p>
      <text:p text:style-name="P3"/>
      <text:p text:style-name="SBC_3a_figure"><draw:frame draw:style-name="fr1" draw:name="Graphic1" text:anchor-type="as-char" svg:width="8.61cm" svg:height="7.872cm" draw:z-index="0"><draw:image xlink:href="../pacman.png" xlink:type="simple" xlink:show="embed" xlink:actuate="onLoad" draw:filter-name="&lt;Todos os formatos&gt;"/></draw:frame></text:p>
      <text:p text:style-name="P2">Figur<text:span text:style-name="T10">a</text:span> 1. Exemplo de execução <text:span text:style-name="T10">do Pacman</text:span></text:p>
      <text:p text:style-name="SBC_3a_paragraph"/>
      <text:h text:style-name="P18" text:outline-level="1">Respostas <text:span text:style-name="T11">o</text:span>btidas</text:h>
      <text:p text:style-name="P8">No roteiro do trabalho são propostas cinco perguntas a serem respondidas pela interpretação do comportamento do pacman em relação aos algoritmos (DFS, BFS, UCS e A*) implementados. Eis as perguntas e respostas:</text:p>
      <text:p text:style-name="P4">(Pergunta 1) A ordem de exploração foi de acordo com o esperado? O Pacman realmente passa por todos os estados explorados no seu caminho para o objetivo?</text:p>
      <text:p text:style-name="P4"><text:soft-page-break/>(<text:span text:style-name="T12">Resposta) </text:span><text:span text:style-name="T14">Sim</text:span><text:span text:style-name="T13">, </text:span><text:span text:style-name="T14">pois</text:span><text:span text:style-name="T13"> o pacman no medium maze </text:span><text:span text:style-name="T14">pela implemementação </text:span><text:span text:style-name="T12">do DFS</text:span><text:span text:style-name="T14"> irá visitar os nós de acordo com a ordem da pilha de exploração e na pilha, o dfs adiciona o caminho mais a esquerda por ultimo (na primera bifurcação que existe no mapa) e continua explorando esse caminho, adicionando novos nós e retirando-os da pilha a medida em que seus adjacentes estão nos estados visitados. Por ultimo, na sala de área 4u do labirinto, ele toma o caminho ao sul que o levará ao objetivo</text:span><text:span text:style-name="T13">. O pacman também não passa por todos os estados explorados do objetivo, mas isso ocorre por conta da implementação do mapa de ações, que </text:span><text:span text:style-name="T12">remove loops e</text:span><text:span text:style-name="T13"> descarta eventuais becos sem saída, ao invés de obrigar o pacman a retornar pelo caminho de onde veio.</text:span></text:p>
      <text:p text:style-name="P4"><text:span text:style-name="T13"/></text:p>
      <text:p text:style-name="P4">(Pergunta 2) Essa é uma solução ótima? Senão, o que a busca em profundidade está fazendo de errado?</text:p>
      <text:p text:style-name="P13">(Resposta) <text:span text:style-name="T19">Não, pois como dito anteriormente, existe um caminho de menor custo e esse caminho que leva ao objetivo de forma ótima não é explorado, pois o objetivo é encontrado antes.</text:span></text:p>
      <text:p text:style-name="P13"/>
      <text:p text:style-name="P12">(Pergunta 3) A busca BFS encontra a solução ótima? Senão, verifique a sua implementação. Se o código foi escrito de maneira correta, ele deve funcionar também para o quebra cabeças de 8 peças (seção 3.2 do livro-texto) sem modificações.</text:p>
      <text:p text:style-name="P13">(Resposta) <text:span text:style-name="T20">Sim, pois ao testar esse maze com o a*, o custo foi o mesmo encontrado em BFS e o A* retorna soluções ótimas, pois a heurística (Manhattan Heuristic) é admissível</text:span></text:p>
      <text:p text:style-name="P13"/>
      <text:p text:style-name="P12">(Pergunta 4)<text:span text:style-name="T12"> O que acontece em openMaze para várias estratégias de busca?</text:span></text:p>
      <text:p text:style-name="P12"><text:span text:style-name="T12">(Resposta) </text:span><text:span text:style-name="T15">Para a solução DFS, 819 nós são explorados (o maior número possível), o que comprova que o DFS não é bom para caminhos abertos, uma vez que ao visitar um estado ele já exclui o mesmo do caminho para não entrar em loop e segue em frente e faz um caminho esquerda, direita, direita, esquerda, ao invés de descer direto pelo caminho que pode ser atingido verticalmente, tendo um custo muito grande. </text:span><text:span text:style-name="T16">O BFS expandiu um número de nós um pouco menor e encontrou um caminho mais eficiente para o nó objetivo – o mesmo encontrado na busca de custo uniforme e no a*, que além de encontrarem esse caminho, encontraram com expansões menores ao BFS e o a* teve uma eficiência maior do que os demais.</text:span></text:p>
      <text:h text:style-name="SBC_3a_title_3a_1" text:outline-level="1" text:is-list-header="true"><text:soft-page-break/><text:span text:style-name="T17"/></text:h>
      <text:h text:style-name="SBC_3a_title_3a_1" text:outline-level="1">Refer<text:span text:style-name="T18">ências</text:span></text:h>
      <text:p text:style-name="P9"/>
      <text:p text:style-name="P9">1. Burlamaqui, Aquiles – “Aula 10 Algoritmos de Busca”, disponível em: <text:a xlink:type="simple" xlink:href="http://aquilesburlamaqui.wdfiles.com/local--files/2008-1-uern-novacruz-ca/Aula10.ppt" text:style-name="Internet_20_link" text:visited-style-name="Visited_20_Internet_20_Link">http://aquilesburlamaqui.wdfiles.com/local--files/2008-1-uern-novacruz-ca/Aula10.ppt</text:a></text:p>
      <text:p text:style-name="P9">2. MARTINS, F. V. C - “Trabalho Prático”, disponível em: <text:a xlink:type="simple" xlink:href="https://www.dropbox.com/s/yg7eup45c4pv3lj/Trabalho%201.pdf?dl=0" text:style-name="Internet_20_link" text:visited-style-name="Visited_20_Internet_20_Link">https://www.dropbox.com/s/yg7eup45c4pv3lj/Trabalho%201.pdf?dl=0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Arial" svg:font-family="Arial" style:font-family-generic="roman"/>
    <style:font-face style:name="FreeSans" svg:font-family="FreeSan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235cm"/>
          <style:tab-stop style:position="3.775cm"/>
          <style:tab-stop style:position="6.315cm"/>
          <style:tab-stop style:position="8.855cm"/>
          <style:tab-stop style:position="11.395cm"/>
          <style:tab-stop style:position="13.935cm"/>
          <style:tab-stop style:position="16.475cm"/>
          <style:tab-stop style:position="19.015cm"/>
          <style:tab-stop style:position="21.555cm"/>
          <style:tab-stop style:position="24.095cm"/>
          <style:tab-stop style:position="26.63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0pt" fo:font-style="normal" fo:text-shadow="none" style:text-underline-style="none" fo:font-weight="normal" style:font-name-asian="DejaVu Sans1" style:font-family-asian="'DejaVu Sans'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29cm" fo:margin-bottom="0cm" loext:contextual-spacing="false" fo:text-align="start" style:justify-single-word="false" fo:text-indent="0cm" style:auto-text-indent="false">
        <style:tab-stops>
          <style:tab-stop style:position="0.018cm"/>
          <style:tab-stop style:position="2.558cm"/>
          <style:tab-stop style:position="5.098cm"/>
          <style:tab-stop style:position="7.638cm"/>
          <style:tab-stop style:position="10.178cm"/>
          <style:tab-stop style:position="12.718cm"/>
          <style:tab-stop style:position="15.258cm"/>
          <style:tab-stop style:position="17.798cm"/>
          <style:tab-stop style:position="20.338cm"/>
          <style:tab-stop style:position="22.878cm"/>
          <style:tab-stop style:position="25.41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03cm" fo:margin-bottom="0cm" loext:contextual-spacing="false" fo:text-align="start" style:justify-single-word="false" fo:text-indent="0cm" style:auto-text-indent="false">
        <style:tab-stops>
          <style:tab-stop style:position="1.455cm"/>
          <style:tab-stop style:position="3.995cm"/>
          <style:tab-stop style:position="6.535cm"/>
          <style:tab-stop style:position="9.075cm"/>
          <style:tab-stop style:position="11.615cm"/>
          <style:tab-stop style:position="14.155cm"/>
          <style:tab-stop style:position="16.695cm"/>
          <style:tab-stop style:position="19.235cm"/>
          <style:tab-stop style:position="21.775cm"/>
          <style:tab-stop style:position="24.31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374cm"/>
          <style:tab-stop style:position="2.914cm"/>
          <style:tab-stop style:position="5.454cm"/>
          <style:tab-stop style:position="7.994cm"/>
          <style:tab-stop style:position="10.534cm"/>
          <style:tab-stop style:position="13.074cm"/>
          <style:tab-stop style:position="15.614cm"/>
          <style:tab-stop style:position="18.154cm"/>
          <style:tab-stop style:position="20.694cm"/>
          <style:tab-stop style:position="23.23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8pt" fo:font-style="normal" fo:text-shadow="none" style:text-underline-style="none" fo:font-weight="normal" style:font-name-asian="DejaVu Sans1" style:font-family-asian="'DejaVu Sans'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1" style:font-family-asian="'DejaVu Sans'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Liberation Sans1" style:font-family-complex="'Liberation Sans'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font-name-asian="DejaVu Sans1" style:font-family-asian="'DejaVu Sans'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Liberation Sans1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1" style:font-family-asian="'DejaVu Sans'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235cm"/>
          <style:tab-stop style:position="3.775cm"/>
          <style:tab-stop style:position="6.315cm"/>
          <style:tab-stop style:position="8.855cm"/>
          <style:tab-stop style:position="11.395cm"/>
          <style:tab-stop style:position="13.935cm"/>
          <style:tab-stop style:position="16.475cm"/>
          <style:tab-stop style:position="19.015cm"/>
          <style:tab-stop style:position="21.555cm"/>
          <style:tab-stop style:position="24.095cm"/>
          <style:tab-stop style:position="26.63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0pt" fo:font-style="normal" fo:text-shadow="none" style:text-underline-style="none" fo:font-weight="normal" style:font-name-asian="DejaVu Sans1" style:font-family-asian="'DejaVu Sans'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29cm" fo:margin-bottom="0cm" loext:contextual-spacing="false" fo:text-align="start" style:justify-single-word="false" fo:text-indent="0cm" style:auto-text-indent="false">
        <style:tab-stops>
          <style:tab-stop style:position="0.018cm"/>
          <style:tab-stop style:position="2.558cm"/>
          <style:tab-stop style:position="5.098cm"/>
          <style:tab-stop style:position="7.638cm"/>
          <style:tab-stop style:position="10.178cm"/>
          <style:tab-stop style:position="12.718cm"/>
          <style:tab-stop style:position="15.258cm"/>
          <style:tab-stop style:position="17.798cm"/>
          <style:tab-stop style:position="20.338cm"/>
          <style:tab-stop style:position="22.878cm"/>
          <style:tab-stop style:position="25.41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03cm" fo:margin-bottom="0cm" loext:contextual-spacing="false" fo:text-align="start" style:justify-single-word="false" fo:text-indent="0cm" style:auto-text-indent="false">
        <style:tab-stops>
          <style:tab-stop style:position="1.455cm"/>
          <style:tab-stop style:position="3.995cm"/>
          <style:tab-stop style:position="6.535cm"/>
          <style:tab-stop style:position="9.075cm"/>
          <style:tab-stop style:position="11.615cm"/>
          <style:tab-stop style:position="14.155cm"/>
          <style:tab-stop style:position="16.695cm"/>
          <style:tab-stop style:position="19.235cm"/>
          <style:tab-stop style:position="21.775cm"/>
          <style:tab-stop style:position="24.31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374cm"/>
          <style:tab-stop style:position="2.914cm"/>
          <style:tab-stop style:position="5.454cm"/>
          <style:tab-stop style:position="7.994cm"/>
          <style:tab-stop style:position="10.534cm"/>
          <style:tab-stop style:position="13.074cm"/>
          <style:tab-stop style:position="15.614cm"/>
          <style:tab-stop style:position="18.154cm"/>
          <style:tab-stop style:position="20.694cm"/>
          <style:tab-stop style:position="23.23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22cm" fo:margin-bottom="0cm" loext:contextual-spacing="false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1.27cm" fo:margin-right="0cm" fo:margin-top="0.229cm" fo:margin-bottom="0cm" loext:contextual-spacing="false" fo:text-align="center" style:justify-single-word="false" fo:text-indent="0.039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2.526cm" fo:margin-right="0cm" fo:margin-top="0.203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0.012cm"/>
          <style:tab-stop style:position="2.552cm"/>
          <style:tab-stop style:position="5.092cm"/>
          <style:tab-stop style:position="7.632cm"/>
          <style:tab-stop style:position="10.172cm"/>
          <style:tab-stop style:position="12.712cm"/>
          <style:tab-stop style:position="15.252cm"/>
          <style:tab-stop style:position="17.792cm"/>
          <style:tab-stop style:position="20.332cm"/>
          <style:tab-stop style:position="22.872cm"/>
          <style:tab-stop style:position="25.41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3.628cm" fo:margin-right="0cm" fo:margin-top="0.176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45cm"/>
          <style:tab-stop style:position="3.99cm"/>
          <style:tab-stop style:position="6.53cm"/>
          <style:tab-stop style:position="9.07cm"/>
          <style:tab-stop style:position="11.61cm"/>
          <style:tab-stop style:position="14.15cm"/>
          <style:tab-stop style:position="16.69cm"/>
          <style:tab-stop style:position="19.23cm"/>
          <style:tab-stop style:position="21.77cm"/>
          <style:tab-stop style:position="24.31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4.71cm" fo:margin-right="0cm" fo:margin-top="0.22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0.37cm"/>
          <style:tab-stop style:position="2.91cm"/>
          <style:tab-stop style:position="5.45cm"/>
          <style:tab-stop style:position="7.99cm"/>
          <style:tab-stop style:position="10.53cm"/>
          <style:tab-stop style:position="13.07cm"/>
          <style:tab-stop style:position="15.61cm"/>
          <style:tab-stop style:position="18.15cm"/>
          <style:tab-stop style:position="20.69cm"/>
          <style:tab-stop style:position="23.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4.71cm" fo:margin-right="0cm" fo:margin-top="0.22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0.37cm"/>
          <style:tab-stop style:position="2.91cm"/>
          <style:tab-stop style:position="5.45cm"/>
          <style:tab-stop style:position="7.99cm"/>
          <style:tab-stop style:position="10.53cm"/>
          <style:tab-stop style:position="13.07cm"/>
          <style:tab-stop style:position="15.61cm"/>
          <style:tab-stop style:position="18.15cm"/>
          <style:tab-stop style:position="20.69cm"/>
          <style:tab-stop style:position="23.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4.71cm" fo:margin-right="0cm" fo:margin-top="0.22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0.37cm"/>
          <style:tab-stop style:position="2.91cm"/>
          <style:tab-stop style:position="5.45cm"/>
          <style:tab-stop style:position="7.99cm"/>
          <style:tab-stop style:position="10.53cm"/>
          <style:tab-stop style:position="13.07cm"/>
          <style:tab-stop style:position="15.61cm"/>
          <style:tab-stop style:position="18.15cm"/>
          <style:tab-stop style:position="20.69cm"/>
          <style:tab-stop style:position="23.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4.71cm" fo:margin-right="0cm" fo:margin-top="0.22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0.37cm"/>
          <style:tab-stop style:position="2.91cm"/>
          <style:tab-stop style:position="5.45cm"/>
          <style:tab-stop style:position="7.99cm"/>
          <style:tab-stop style:position="10.53cm"/>
          <style:tab-stop style:position="13.07cm"/>
          <style:tab-stop style:position="15.61cm"/>
          <style:tab-stop style:position="18.15cm"/>
          <style:tab-stop style:position="20.69cm"/>
          <style:tab-stop style:position="23.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4.71cm" fo:margin-right="0cm" fo:margin-top="0.22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0.37cm"/>
          <style:tab-stop style:position="2.91cm"/>
          <style:tab-stop style:position="5.45cm"/>
          <style:tab-stop style:position="7.99cm"/>
          <style:tab-stop style:position="10.53cm"/>
          <style:tab-stop style:position="13.07cm"/>
          <style:tab-stop style:position="15.61cm"/>
          <style:tab-stop style:position="18.15cm"/>
          <style:tab-stop style:position="20.69cm"/>
          <style:tab-stop style:position="23.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40pt" fo:font-style="normal" fo:text-shadow="none" style:text-underline-style="none" fo:font-weight="normal" style:letter-kerning="true" style:font-name-asian="DejaVu Sans1" style:font-family-asian="'DejaVu Sans'" style:font-pitch-asian="variable" style:font-size-asian="4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1" style:font-family-asian="'DejaVu Sans'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Liberation Sans1" style:font-family-complex="'Liberation Sans'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0-08-03T10:11:27.48</meta:creation-date>
    <dc:language>pt-BR</dc:language>
    <meta:editing-cycles>20</meta:editing-cycles>
    <meta:editing-duration>PT2H38M8S</meta:editing-duration>
    <dc:date>2016-04-07T22:29:50.634222291</dc:date>
    <meta:document-statistic meta:table-count="0" meta:image-count="1" meta:object-count="0" meta:page-count="4" meta:paragraph-count="32" meta:word-count="980" meta:character-count="6094" meta:non-whitespace-character-count="5144"/>
    <meta:user-defined meta:name="Info 1"/>
    <meta:user-defined meta:name="Info 2"/>
    <meta:user-defined meta:name="Info 3"/>
    <meta:user-defined meta:name="Info 4"/>
  </office:meta>
</office:document-meta>
</file>